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7486f" officeooo:paragraph-rsid="0017486f"/>
    </style:style>
    <style:style style:name="P2" style:family="paragraph" style:parent-style-name="Standard">
      <style:text-properties officeooo:rsid="00190a0b" officeooo:paragraph-rsid="00190a0b"/>
    </style:style>
    <style:style style:name="P3" style:family="paragraph" style:parent-style-name="Standard">
      <style:text-properties officeooo:rsid="0019f253" officeooo:paragraph-rsid="0019f253"/>
    </style:style>
    <style:style style:name="P4" style:family="paragraph" style:parent-style-name="Standard">
      <style:text-properties officeooo:rsid="001b0546" officeooo:paragraph-rsid="001b0546"/>
    </style:style>
    <style:style style:name="P5" style:family="paragraph" style:parent-style-name="Standard">
      <style:text-properties officeooo:rsid="001c1730" officeooo:paragraph-rsid="001c1730"/>
    </style:style>
    <style:style style:name="P6" style:family="paragraph" style:parent-style-name="Standard">
      <style:text-properties officeooo:rsid="001e2c8a" officeooo:paragraph-rsid="001e2c8a"/>
    </style:style>
    <style:style style:name="P7" style:family="paragraph" style:parent-style-name="Standard">
      <style:text-properties officeooo:rsid="00236d79" officeooo:paragraph-rsid="00236d79"/>
    </style:style>
    <style:style style:name="P8" style:family="paragraph" style:parent-style-name="Standard">
      <style:text-properties officeooo:rsid="0028286e" officeooo:paragraph-rsid="0028286e"/>
    </style:style>
    <style:style style:name="P9" style:family="paragraph" style:parent-style-name="Standard">
      <style:text-properties officeooo:rsid="0028286e" officeooo:paragraph-rsid="002ae654"/>
    </style:style>
    <style:style style:name="P10" style:family="paragraph" style:parent-style-name="Standard">
      <style:text-properties officeooo:rsid="0028286e" officeooo:paragraph-rsid="002b370f"/>
    </style:style>
    <style:style style:name="P11" style:family="paragraph" style:parent-style-name="Standard">
      <style:text-properties officeooo:rsid="0028286e" officeooo:paragraph-rsid="002b988c"/>
    </style:style>
    <style:style style:name="P12" style:family="paragraph" style:parent-style-name="Standard">
      <style:text-properties officeooo:rsid="0029d575" officeooo:paragraph-rsid="0029d575"/>
    </style:style>
    <style:style style:name="P13" style:family="paragraph" style:parent-style-name="Standard">
      <style:text-properties officeooo:rsid="0029d575" officeooo:paragraph-rsid="002ae654"/>
    </style:style>
    <style:style style:name="P14" style:family="paragraph" style:parent-style-name="Standard">
      <style:text-properties officeooo:rsid="0029d575" officeooo:paragraph-rsid="002b370f"/>
    </style:style>
    <style:style style:name="P15" style:family="paragraph" style:parent-style-name="Standard">
      <style:text-properties officeooo:rsid="0029d575" officeooo:paragraph-rsid="002b988c"/>
    </style:style>
    <style:style style:name="P16" style:family="paragraph" style:parent-style-name="Standard">
      <style:text-properties officeooo:rsid="0029d575" officeooo:paragraph-rsid="002b988c"/>
    </style:style>
    <style:style style:name="T1" style:family="text">
      <style:text-properties officeooo:rsid="00190a0b"/>
    </style:style>
    <style:style style:name="T2" style:family="text">
      <style:text-properties officeooo:rsid="001ac5ef"/>
    </style:style>
    <style:style style:name="T3" style:family="text">
      <style:text-properties officeooo:rsid="001c1730"/>
    </style:style>
    <style:style style:name="T4" style:family="text">
      <style:text-properties officeooo:rsid="001ca760"/>
    </style:style>
    <style:style style:name="T5" style:family="text">
      <style:text-properties officeooo:rsid="00236d79"/>
    </style:style>
    <style:style style:name="T6" style:family="text">
      <style:text-properties officeooo:rsid="00271ab7"/>
    </style:style>
    <style:style style:name="T7" style:family="text">
      <style:text-properties officeooo:rsid="0028c1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rd DTW</text:p>
      <text:p text:style-name="P1"/>
      <text:p text:style-name="P1">Time series</text:p>
      <text:p text:style-name="P1"/>
      <text:p text:style-name="P1">count</text:p>
      <text:p text:style-name="P1"/>
      <text:p text:style-name="P1">count =</text:p>
      <text:p text:style-name="P1"/>
      <text:p text:style-name="P1"><text:s text:c="3"/>242</text:p>
      <text:p text:style-name="P1"/>
      <text:p text:style-name="P1">total Accuracy</text:p>
      <text:p text:style-name="P1"><text:s text:c="3"/>88.9706</text:p>
      <text:p text:style-name="P1"/>
      <text:p text:style-name="P1">242/272</text:p>
      <text:p text:style-name="P1">Eye TP Rate</text:p>
      <text:p text:style-name="P1"><text:s text:c="3"/>98.5294</text:p>
      <text:p text:style-name="P1"/>
      <text:p text:style-name="P1">67/68</text:p>
      <text:p text:style-name="P1">HN Accuracy</text:p>
      <text:p text:style-name="P1"><text:s text:c="3"/>79.4118</text:p>
      <text:p text:style-name="P1"/>
      <text:p text:style-name="P1">54/68</text:p>
      <text:p text:style-name="P1">HT Accuracy</text:p>
      <text:p text:style-name="P1"><text:s text:c="3"/>82.3529</text:p>
      <text:p text:style-name="P1"/>
      <text:p text:style-name="P1">56/68</text:p>
      <text:p text:style-name="P1">MOST</text:p>
      <text:p text:style-name="P1"><text:s text:c="3"/>95.5882</text:p>
      <text:p text:style-name="P1"/>
      <text:p text:style-name="P1">65/68</text:p>
      <text:p text:style-name="P1"/>
      <text:p text:style-name="P1">Mean of Time</text:p>
      <text:p text:style-name="P1"/>
      <text:p text:style-name="P1">count</text:p>
      <text:p text:style-name="P1"/>
      <text:p text:style-name="P1">count =</text:p>
      <text:p text:style-name="P1"/>
      <text:p text:style-name="P1"><text:s text:c="3"/>244</text:p>
      <text:p text:style-name="P1"/>
      <text:p text:style-name="P1">total Accuracy</text:p>
      <text:p text:style-name="P1"><text:s text:c="3"/>89.7059</text:p>
      <text:p text:style-name="P1"/>
      <text:p text:style-name="P1">244/272</text:p>
      <text:p text:style-name="P1">Eye TP Rate</text:p>
      <text:p text:style-name="P1"><text:s text:c="3"/>100</text:p>
      <text:p text:style-name="P1"/>
      <text:p text:style-name="P1">68/68</text:p>
      <text:p text:style-name="P1">HN Accuracy</text:p>
      <text:p text:style-name="P1"><text:s text:c="3"/>79.4118</text:p>
      <text:p text:style-name="P1"/>
      <text:p text:style-name="P1">54/68</text:p>
      <text:p text:style-name="P1">HT Accuracy</text:p>
      <text:p text:style-name="P1"><text:s text:c="3"/>82.3529</text:p>
      <text:p text:style-name="P1"/>
      <text:p text:style-name="P1">56/68</text:p>
      <text:p text:style-name="P1">MOST</text:p>
      <text:p text:style-name="P1"><text:s text:c="3"/>97.0588</text:p>
      <text:p text:style-name="P1"><text:soft-page-break/></text:p>
      <text:p text:style-name="P1">66/68</text:p>
      <text:p text:style-name="P1"/>
      <text:p text:style-name="P1">Diff of Time</text:p>
      <text:p text:style-name="P1"/>
      <text:p text:style-name="P1">count</text:p>
      <text:p text:style-name="P1"/>
      <text:p text:style-name="P1">count =</text:p>
      <text:p text:style-name="P1"/>
      <text:p text:style-name="P1"><text:s text:c="3"/>243</text:p>
      <text:p text:style-name="P1"/>
      <text:p text:style-name="P1">total Accuracy</text:p>
      <text:p text:style-name="P1"><text:s text:c="3"/>89.3382</text:p>
      <text:p text:style-name="P1"/>
      <text:p text:style-name="P1">243/272</text:p>
      <text:p text:style-name="P1">Eye TP Rate</text:p>
      <text:p text:style-name="P1"><text:s text:c="3"/>100</text:p>
      <text:p text:style-name="P1"/>
      <text:p text:style-name="P1">68/68</text:p>
      <text:p text:style-name="P1">HN Accuracy</text:p>
      <text:p text:style-name="P1"><text:s text:c="3"/>79.4118</text:p>
      <text:p text:style-name="P1"/>
      <text:p text:style-name="P1">54/68</text:p>
      <text:p text:style-name="P1">HT Accuracy</text:p>
      <text:p text:style-name="P1"><text:s text:c="3"/>82.3529</text:p>
      <text:p text:style-name="P1"/>
      <text:p text:style-name="P1">56/68</text:p>
      <text:p text:style-name="P1">MOST</text:p>
      <text:p text:style-name="P1"><text:s text:c="3"/>95.5882</text:p>
      <text:p text:style-name="P1"/>
      <text:p text:style-name="P1">65/68</text:p>
      <text:p text:style-name="P1"/>
      <text:p text:style-name="P1">Diff of Time mean</text:p>
      <text:p text:style-name="P1"/>
      <text:p text:style-name="P1">count =</text:p>
      <text:p text:style-name="P1"/>
      <text:p text:style-name="P1"><text:s text:c="3"/>244</text:p>
      <text:p text:style-name="P1"/>
      <text:p text:style-name="P1">total Accuracy</text:p>
      <text:p text:style-name="P1"><text:s text:c="3"/>89.7059</text:p>
      <text:p text:style-name="P1"/>
      <text:p text:style-name="P1">244/272</text:p>
      <text:p text:style-name="P1">Eye TP Rate</text:p>
      <text:p text:style-name="P1"><text:s text:c="3"/>100</text:p>
      <text:p text:style-name="P1"/>
      <text:p text:style-name="P1">68/68</text:p>
      <text:p text:style-name="P1">HN Accuracy</text:p>
      <text:p text:style-name="P1"><text:s text:c="3"/>79.4118</text:p>
      <text:p text:style-name="P1"/>
      <text:p text:style-name="P1">54/68</text:p>
      <text:p text:style-name="P1">HT Accuracy</text:p>
      <text:p text:style-name="P1"><text:s text:c="3"/>82.3529</text:p>
      <text:p text:style-name="P1"/>
      <text:p text:style-name="P1">56/68</text:p>
      <text:p text:style-name="P1">MOST</text:p>
      <text:p text:style-name="P1"><text:s text:c="3"/>97.0588</text:p>
      <text:p text:style-name="P1"/>
      <text:p text:style-name="P1"><text:soft-page-break/>66/68</text:p>
      <text:p text:style-name="P1"/>
      <text:p text:style-name="P1">-------------------- <text:span text:style-name="T1">k = 2 ---------------------------</text:span></text:p>
      <text:p text:style-name="P1"/>
      <text:p text:style-name="P2">Simple </text:p>
      <text:p text:style-name="P2">count</text:p>
      <text:p text:style-name="P2"/>
      <text:p text:style-name="P2">count =</text:p>
      <text:p text:style-name="P2"/>
      <text:p text:style-name="P2"><text:s text:c="3"/>226</text:p>
      <text:p text:style-name="P2"/>
      <text:p text:style-name="P2">total Accuracy</text:p>
      <text:p text:style-name="P2"><text:s text:c="3"/>83.0882</text:p>
      <text:p text:style-name="P2"/>
      <text:p text:style-name="P2">226/272</text:p>
      <text:p text:style-name="P2">Eye TP Rate</text:p>
      <text:p text:style-name="P2"><text:s text:c="3"/>98.5294</text:p>
      <text:p text:style-name="P2"/>
      <text:p text:style-name="P2">67/68</text:p>
      <text:p text:style-name="P2">HN Accuracy</text:p>
      <text:p text:style-name="P2"><text:s text:c="3"/>70.5882</text:p>
      <text:p text:style-name="P2"/>
      <text:p text:style-name="P2">48/68</text:p>
      <text:p text:style-name="P2">HT Accuracy</text:p>
      <text:p text:style-name="P2"><text:s text:c="3"/>80.8824</text:p>
      <text:p text:style-name="P2"/>
      <text:p text:style-name="P2">55/68</text:p>
      <text:p text:style-name="P2">MOST</text:p>
      <text:p text:style-name="P2"><text:s text:c="3"/>82.3529</text:p>
      <text:p text:style-name="P2"/>
      <text:p text:style-name="P2">56/68</text:p>
      <text:p text:style-name="P2"/>
      <text:p text:style-name="P2">Mean</text:p>
      <text:p text:style-name="P2"/>
      <text:p text:style-name="P2">count</text:p>
      <text:p text:style-name="P2"/>
      <text:p text:style-name="P2">count =</text:p>
      <text:p text:style-name="P2"/>
      <text:p text:style-name="P2"><text:s text:c="3"/>229</text:p>
      <text:p text:style-name="P2"/>
      <text:p text:style-name="P2">total Accuracy</text:p>
      <text:p text:style-name="P2"><text:s text:c="3"/>84.1912</text:p>
      <text:p text:style-name="P2"/>
      <text:p text:style-name="P2">229/272</text:p>
      <text:p text:style-name="P2">Eye TP Rate</text:p>
      <text:p text:style-name="P2"><text:s text:c="3"/>100</text:p>
      <text:p text:style-name="P2"/>
      <text:p text:style-name="P2">68/68</text:p>
      <text:p text:style-name="P2">HN Accuracy</text:p>
      <text:p text:style-name="P2"><text:s text:c="3"/>73.5294</text:p>
      <text:p text:style-name="P2"/>
      <text:p text:style-name="P2">50/68</text:p>
      <text:p text:style-name="P2">HT Accuracy</text:p>
      <text:p text:style-name="P2"><text:s text:c="3"/>82.3529</text:p>
      <text:p text:style-name="P2"/>
      <text:p text:style-name="P2">56/68</text:p>
      <text:p text:style-name="P2">MOST</text:p>
      <text:p text:style-name="P2"><text:soft-page-break/><text:s text:c="3"/>80.8824</text:p>
      <text:p text:style-name="P2"/>
      <text:p text:style-name="P2">55/68</text:p>
      <text:p text:style-name="P2"/>
      <text:p text:style-name="P2">Diff</text:p>
      <text:p text:style-name="P2"/>
      <text:p text:style-name="P2">count</text:p>
      <text:p text:style-name="P2"/>
      <text:p text:style-name="P2">count =</text:p>
      <text:p text:style-name="P2"/>
      <text:p text:style-name="P2"><text:s text:c="3"/>225</text:p>
      <text:p text:style-name="P2"/>
      <text:p text:style-name="P2">total Accuracy</text:p>
      <text:p text:style-name="P2"><text:s text:c="3"/>82.7206</text:p>
      <text:p text:style-name="P2"/>
      <text:p text:style-name="P2">225/272</text:p>
      <text:p text:style-name="P2">Eye TP Rate</text:p>
      <text:p text:style-name="P2"><text:s text:c="3"/>100</text:p>
      <text:p text:style-name="P2"/>
      <text:p text:style-name="P2">68/68</text:p>
      <text:p text:style-name="P2">HN Accuracy</text:p>
      <text:p text:style-name="P2"><text:s text:c="3"/>69.1176</text:p>
      <text:p text:style-name="P2"/>
      <text:p text:style-name="P2">47/68</text:p>
      <text:p text:style-name="P2">HT Accuracy</text:p>
      <text:p text:style-name="P2"><text:s text:c="3"/>82.3529</text:p>
      <text:p text:style-name="P2"/>
      <text:p text:style-name="P2">56/68</text:p>
      <text:p text:style-name="P2">MOST</text:p>
      <text:p text:style-name="P2"><text:s text:c="3"/>79.4118</text:p>
      <text:p text:style-name="P2"/>
      <text:p text:style-name="P2">54/68</text:p>
      <text:p text:style-name="P2"/>
      <text:p text:style-name="P2"/>
      <text:p text:style-name="P2">Diff Mean</text:p>
      <text:p text:style-name="P2"/>
      <text:p text:style-name="P2">count</text:p>
      <text:p text:style-name="P2"/>
      <text:p text:style-name="P2">count =</text:p>
      <text:p text:style-name="P2"/>
      <text:p text:style-name="P2"><text:s text:c="3"/>230</text:p>
      <text:p text:style-name="P2"/>
      <text:p text:style-name="P2">total Accuracy</text:p>
      <text:p text:style-name="P2"><text:s text:c="3"/>84.5588</text:p>
      <text:p text:style-name="P2"/>
      <text:p text:style-name="P2">230/272</text:p>
      <text:p text:style-name="P2">Eye TP Rate</text:p>
      <text:p text:style-name="P2"><text:s text:c="3"/>100</text:p>
      <text:p text:style-name="P2"/>
      <text:p text:style-name="P2">68/68</text:p>
      <text:p text:style-name="P2">HN Accuracy</text:p>
      <text:p text:style-name="P2"><text:s text:c="4"/>75</text:p>
      <text:p text:style-name="P2"/>
      <text:p text:style-name="P2">51/68</text:p>
      <text:p text:style-name="P2">HT Accuracy</text:p>
      <text:p text:style-name="P2"><text:s text:c="3"/>82.3529</text:p>
      <text:p text:style-name="P2"/>
      <text:p text:style-name="P2"><text:soft-page-break/>56/68</text:p>
      <text:p text:style-name="P2">MOST</text:p>
      <text:p text:style-name="P2"><text:s text:c="3"/>80.8824</text:p>
      <text:p text:style-name="P2"/>
      <text:p text:style-name="P2">55/68</text:p>
      <text:p text:style-name="P2"/>
      <text:p text:style-name="P2"/>
      <text:p text:style-name="P2">--------------------- k = 3 --------------------------</text:p>
      <text:p text:style-name="P2"/>
      <text:p text:style-name="P3">Simple</text:p>
      <text:p text:style-name="P3"/>
      <text:p text:style-name="P3">count</text:p>
      <text:p text:style-name="P3"/>
      <text:p text:style-name="P3">count =</text:p>
      <text:p text:style-name="P3"/>
      <text:p text:style-name="P3"><text:s text:c="3"/>209</text:p>
      <text:p text:style-name="P3"/>
      <text:p text:style-name="P3">total Accuracy</text:p>
      <text:p text:style-name="P3"><text:s text:c="3"/>76.8382</text:p>
      <text:p text:style-name="P3"/>
      <text:p text:style-name="P3">209/272</text:p>
      <text:p text:style-name="P3">Eye TP Rate</text:p>
      <text:p text:style-name="P3"><text:s text:c="3"/>97.0588</text:p>
      <text:p text:style-name="P3"/>
      <text:p text:style-name="P3">66/68</text:p>
      <text:p text:style-name="P3">HN Accuracy</text:p>
      <text:p text:style-name="P3"><text:s text:c="3"/>66.1765</text:p>
      <text:p text:style-name="P3"/>
      <text:p text:style-name="P3">45/68</text:p>
      <text:p text:style-name="P3">HT Accuracy</text:p>
      <text:p text:style-name="P3"><text:s text:c="3"/>73.5294</text:p>
      <text:p text:style-name="P3"/>
      <text:p text:style-name="P3">50/68</text:p>
      <text:p text:style-name="P3">MOST</text:p>
      <text:p text:style-name="P3"><text:s text:c="3"/>70.5882</text:p>
      <text:p text:style-name="P3"/>
      <text:p text:style-name="P3">48/68</text:p>
      <text:p text:style-name="P3"/>
      <text:p text:style-name="P3">Mean</text:p>
      <text:p text:style-name="P3"/>
      <text:p text:style-name="P3">count</text:p>
      <text:p text:style-name="P3"/>
      <text:p text:style-name="P3">count =</text:p>
      <text:p text:style-name="P3"/>
      <text:p text:style-name="P3"><text:s text:c="3"/>211</text:p>
      <text:p text:style-name="P3"/>
      <text:p text:style-name="P3">total Accuracy</text:p>
      <text:p text:style-name="P3"><text:s text:c="3"/>77.5735</text:p>
      <text:p text:style-name="P3"/>
      <text:p text:style-name="P3">211/272</text:p>
      <text:p text:style-name="P3">Eye TP Rate</text:p>
      <text:p text:style-name="P3"><text:s text:c="3"/>100</text:p>
      <text:p text:style-name="P3"/>
      <text:p text:style-name="P3">68/68</text:p>
      <text:p text:style-name="P3">HN Accuracy</text:p>
      <text:p text:style-name="P3"><text:s text:c="3"/>67.6471</text:p>
      <text:p text:style-name="P3"/>
      <text:p text:style-name="P3"><text:soft-page-break/>46/68</text:p>
      <text:p text:style-name="P3">HT Accuracy</text:p>
      <text:p text:style-name="P3"><text:s text:c="3"/>72.0588</text:p>
      <text:p text:style-name="P3"/>
      <text:p text:style-name="P3">49/68</text:p>
      <text:p text:style-name="P3">MOST</text:p>
      <text:p text:style-name="P3"><text:s text:c="3"/>70.5882</text:p>
      <text:p text:style-name="P3"/>
      <text:p text:style-name="P3">48/68</text:p>
      <text:p text:style-name="P3"/>
      <text:p text:style-name="P3">Diff</text:p>
      <text:p text:style-name="P3"/>
      <text:p text:style-name="P3">count</text:p>
      <text:p text:style-name="P3"/>
      <text:p text:style-name="P3">count =</text:p>
      <text:p text:style-name="P3"/>
      <text:p text:style-name="P3"><text:s text:c="3"/>207</text:p>
      <text:p text:style-name="P3"/>
      <text:p text:style-name="P3">total Accuracy</text:p>
      <text:p text:style-name="P3"><text:s text:c="3"/>76.1029</text:p>
      <text:p text:style-name="P3"/>
      <text:p text:style-name="P3">207/272</text:p>
      <text:p text:style-name="P3">Eye TP Rate</text:p>
      <text:p text:style-name="P3"><text:s text:c="3"/>100</text:p>
      <text:p text:style-name="P3"/>
      <text:p text:style-name="P3">68/68</text:p>
      <text:p text:style-name="P3">HN Accuracy</text:p>
      <text:p text:style-name="P3"><text:s text:c="3"/>63.2353</text:p>
      <text:p text:style-name="P3"/>
      <text:p text:style-name="P3">43/68</text:p>
      <text:p text:style-name="P3">HT Accuracy</text:p>
      <text:p text:style-name="P3"><text:s text:c="3"/>72.0588</text:p>
      <text:p text:style-name="P3"/>
      <text:p text:style-name="P3">49/68</text:p>
      <text:p text:style-name="P3">MOST</text:p>
      <text:p text:style-name="P3"><text:s text:c="3"/>69.1176</text:p>
      <text:p text:style-name="P3"/>
      <text:p text:style-name="P3">47/68</text:p>
      <text:p text:style-name="P3"/>
      <text:p text:style-name="P3">Diff Mean</text:p>
      <text:p text:style-name="P3"/>
      <text:p text:style-name="P3">count</text:p>
      <text:p text:style-name="P3"/>
      <text:p text:style-name="P3">count =</text:p>
      <text:p text:style-name="P3"/>
      <text:p text:style-name="P3"><text:s text:c="3"/>213</text:p>
      <text:p text:style-name="P3"/>
      <text:p text:style-name="P3">total Accuracy</text:p>
      <text:p text:style-name="P3"><text:s text:c="3"/>78.3088</text:p>
      <text:p text:style-name="P3"/>
      <text:p text:style-name="P3">213/272</text:p>
      <text:p text:style-name="P3">Eye TP Rate</text:p>
      <text:p text:style-name="P3"><text:s text:c="3"/>100</text:p>
      <text:p text:style-name="P3"/>
      <text:p text:style-name="P3">68/68</text:p>
      <text:p text:style-name="P3">HN Accuracy</text:p>
      <text:p text:style-name="P3"><text:s text:c="3"/>70.5882</text:p>
      <text:p text:style-name="P3"><text:soft-page-break/></text:p>
      <text:p text:style-name="P3">48/68</text:p>
      <text:p text:style-name="P3">HT Accuracy</text:p>
      <text:p text:style-name="P3"><text:s text:c="3"/>72.0588</text:p>
      <text:p text:style-name="P3"/>
      <text:p text:style-name="P3">49/68</text:p>
      <text:p text:style-name="P3">MOST</text:p>
      <text:p text:style-name="P3"><text:s text:c="3"/>70.5882</text:p>
      <text:p text:style-name="P3"/>
      <text:p text:style-name="P3">48/68</text:p>
      <text:p text:style-name="P3"/>
      <text:p text:style-name="P3">------------------------------------- <text:span text:style-name="T2">k = 4 -------------------------------</text:span></text:p>
      <text:p text:style-name="P3"/>
      <text:p text:style-name="P4">Time</text:p>
      <text:p text:style-name="P4"/>
      <text:p text:style-name="P4">count</text:p>
      <text:p text:style-name="P4"/>
      <text:p text:style-name="P4">count =</text:p>
      <text:p text:style-name="P4"/>
      <text:p text:style-name="P4"><text:s text:c="3"/>195</text:p>
      <text:p text:style-name="P4"/>
      <text:p text:style-name="P4">total Accuracy</text:p>
      <text:p text:style-name="P4"><text:s text:c="3"/>71.6912</text:p>
      <text:p text:style-name="P4"/>
      <text:p text:style-name="P4">195/272</text:p>
      <text:p text:style-name="P4">Eye TP Rate</text:p>
      <text:p text:style-name="P4"><text:s text:c="3"/>98.5294</text:p>
      <text:p text:style-name="P4"/>
      <text:p text:style-name="P4">67/68</text:p>
      <text:p text:style-name="P4">HN Accuracy</text:p>
      <text:p text:style-name="P4"><text:s text:c="3"/>52.9412</text:p>
      <text:p text:style-name="P4"/>
      <text:p text:style-name="P4">36/68</text:p>
      <text:p text:style-name="P4">HT Accuracy</text:p>
      <text:p text:style-name="P4"><text:s text:c="3"/>60.2941</text:p>
      <text:p text:style-name="P4"/>
      <text:p text:style-name="P4">41/68</text:p>
      <text:p text:style-name="P4">MOST</text:p>
      <text:p text:style-name="P4"><text:s text:c="4"/>75</text:p>
      <text:p text:style-name="P4"/>
      <text:p text:style-name="P4">51/68</text:p>
      <text:p text:style-name="P4"/>
      <text:p text:style-name="P4">Mean</text:p>
      <text:p text:style-name="P4"/>
      <text:p text:style-name="P4">count</text:p>
      <text:p text:style-name="P4"/>
      <text:p text:style-name="P4">count =</text:p>
      <text:p text:style-name="P4"/>
      <text:p text:style-name="P4"><text:s text:c="3"/>197</text:p>
      <text:p text:style-name="P4"/>
      <text:p text:style-name="P4">total Accuracy</text:p>
      <text:p text:style-name="P4"><text:s text:c="3"/>72.4265</text:p>
      <text:p text:style-name="P4"/>
      <text:p text:style-name="P4">197/272</text:p>
      <text:p text:style-name="P4">Eye TP Rate</text:p>
      <text:p text:style-name="P4"><text:s text:c="3"/>100</text:p>
      <text:p text:style-name="P4"/>
      <text:p text:style-name="P4"><text:soft-page-break/>68/68</text:p>
      <text:p text:style-name="P4">HN Accuracy</text:p>
      <text:p text:style-name="P4"><text:s text:c="3"/>52.9412</text:p>
      <text:p text:style-name="P4"/>
      <text:p text:style-name="P4">36/68</text:p>
      <text:p text:style-name="P4">HT Accuracy</text:p>
      <text:p text:style-name="P4"><text:s text:c="3"/>60.2941</text:p>
      <text:p text:style-name="P4"/>
      <text:p text:style-name="P4">41/68</text:p>
      <text:p text:style-name="P4">MOST</text:p>
      <text:p text:style-name="P4"><text:s text:c="3"/>76.4706</text:p>
      <text:p text:style-name="P4"/>
      <text:p text:style-name="P4">52/68</text:p>
      <text:p text:style-name="P4"/>
      <text:p text:style-name="P4">Diff</text:p>
      <text:p text:style-name="P4"/>
      <text:p text:style-name="P4">count</text:p>
      <text:p text:style-name="P4"/>
      <text:p text:style-name="P4">count =</text:p>
      <text:p text:style-name="P4"/>
      <text:p text:style-name="P4"><text:s text:c="3"/>198</text:p>
      <text:p text:style-name="P4"/>
      <text:p text:style-name="P4">total Accuracy</text:p>
      <text:p text:style-name="P4"><text:s text:c="3"/>72.7941</text:p>
      <text:p text:style-name="P4"/>
      <text:p text:style-name="P4">198/272</text:p>
      <text:p text:style-name="P4">Eye TP Rate</text:p>
      <text:p text:style-name="P4"><text:s text:c="3"/>100</text:p>
      <text:p text:style-name="P4"/>
      <text:p text:style-name="P4">68/68</text:p>
      <text:p text:style-name="P4">HN Accuracy</text:p>
      <text:p text:style-name="P4"><text:s text:c="3"/>55.8824</text:p>
      <text:p text:style-name="P4"/>
      <text:p text:style-name="P4">38/68</text:p>
      <text:p text:style-name="P4">HT Accuracy</text:p>
      <text:p text:style-name="P4"><text:s text:c="3"/>60.2941</text:p>
      <text:p text:style-name="P4"/>
      <text:p text:style-name="P4">41/68</text:p>
      <text:p text:style-name="P4">MOST</text:p>
      <text:p text:style-name="P4"><text:s text:c="4"/>75</text:p>
      <text:p text:style-name="P4"/>
      <text:p text:style-name="P4">51/68</text:p>
      <text:p text:style-name="P4"/>
      <text:p text:style-name="P4">Mean diff</text:p>
      <text:p text:style-name="P4"/>
      <text:p text:style-name="P4">count</text:p>
      <text:p text:style-name="P4"/>
      <text:p text:style-name="P4">count =</text:p>
      <text:p text:style-name="P4"/>
      <text:p text:style-name="P4"><text:s text:c="3"/>197</text:p>
      <text:p text:style-name="P4"/>
      <text:p text:style-name="P4">total Accuracy</text:p>
      <text:p text:style-name="P4"><text:s text:c="3"/>72.4265</text:p>
      <text:p text:style-name="P4"/>
      <text:p text:style-name="P4">197/272</text:p>
      <text:p text:style-name="P4">Eye TP Rate</text:p>
      <text:p text:style-name="P4"><text:s text:c="3"/>100</text:p>
      <text:p text:style-name="P4"><text:soft-page-break/></text:p>
      <text:p text:style-name="P4">68/68</text:p>
      <text:p text:style-name="P4">HN Accuracy</text:p>
      <text:p text:style-name="P4"><text:s text:c="3"/>52.9412</text:p>
      <text:p text:style-name="P4"/>
      <text:p text:style-name="P4">36/68</text:p>
      <text:p text:style-name="P4">HT Accuracy</text:p>
      <text:p text:style-name="P4"><text:s text:c="3"/>60.2941</text:p>
      <text:p text:style-name="P4"/>
      <text:p text:style-name="P4">41/68</text:p>
      <text:p text:style-name="P4">MOST</text:p>
      <text:p text:style-name="P4"><text:s text:c="3"/>76.4706</text:p>
      <text:p text:style-name="P4"/>
      <text:p text:style-name="P4">52/68</text:p>
      <text:p text:style-name="P4"/>
      <text:p text:style-name="P4"/>
      <text:p text:style-name="P4">---------------------------------------- <text:span text:style-name="T3">k = 5 ----------------------------------</text:span></text:p>
      <text:p text:style-name="P4"/>
      <text:p text:style-name="P5">Time</text:p>
      <text:p text:style-name="P5"/>
      <text:p text:style-name="P5">count</text:p>
      <text:p text:style-name="P5"/>
      <text:p text:style-name="P5">count =</text:p>
      <text:p text:style-name="P5"/>
      <text:p text:style-name="P5"><text:s text:c="3"/>189</text:p>
      <text:p text:style-name="P5"/>
      <text:p text:style-name="P5">total Accuracy</text:p>
      <text:p text:style-name="P5"><text:s text:c="3"/>69.4853</text:p>
      <text:p text:style-name="P5"/>
      <text:p text:style-name="P5">189/272</text:p>
      <text:p text:style-name="P5">Eye TP Rate</text:p>
      <text:p text:style-name="P5"><text:s text:c="3"/>100</text:p>
      <text:p text:style-name="P5"/>
      <text:p text:style-name="P5">68/68</text:p>
      <text:p text:style-name="P5">HN Accuracy</text:p>
      <text:p text:style-name="P5"><text:s text:c="3"/>47.0588</text:p>
      <text:p text:style-name="P5"/>
      <text:p text:style-name="P5">32/68</text:p>
      <text:p text:style-name="P5">HT Accuracy</text:p>
      <text:p text:style-name="P5"><text:s text:c="3"/>55.8824</text:p>
      <text:p text:style-name="P5"/>
      <text:p text:style-name="P5">38/68</text:p>
      <text:p text:style-name="P5">MOST</text:p>
      <text:p text:style-name="P5"><text:s text:c="4"/>75</text:p>
      <text:p text:style-name="P5"/>
      <text:p text:style-name="P5">51/68</text:p>
      <text:p text:style-name="P5"/>
      <text:p text:style-name="P5">Mean</text:p>
      <text:p text:style-name="P5"/>
      <text:p text:style-name="P5">count</text:p>
      <text:p text:style-name="P5"/>
      <text:p text:style-name="P5">count =</text:p>
      <text:p text:style-name="P5"/>
      <text:p text:style-name="P5"><text:s text:c="3"/>186</text:p>
      <text:p text:style-name="P5"/>
      <text:p text:style-name="P5">total Accuracy</text:p>
      <text:p text:style-name="P5"><text:s text:c="3"/>68.3824</text:p>
      <text:p text:style-name="P5"><text:soft-page-break/></text:p>
      <text:p text:style-name="P5">186/272</text:p>
      <text:p text:style-name="P5">Eye TP Rate</text:p>
      <text:p text:style-name="P5"><text:s text:c="3"/>98.5294</text:p>
      <text:p text:style-name="P5"/>
      <text:p text:style-name="P5">67/68</text:p>
      <text:p text:style-name="P5">HN Accuracy</text:p>
      <text:p text:style-name="P5"><text:s text:c="3"/>45.5882</text:p>
      <text:p text:style-name="P5"/>
      <text:p text:style-name="P5">31/68</text:p>
      <text:p text:style-name="P5">HT Accuracy</text:p>
      <text:p text:style-name="P5"><text:s text:c="3"/>57.3529</text:p>
      <text:p text:style-name="P5"/>
      <text:p text:style-name="P5">39/68</text:p>
      <text:p text:style-name="P5">MOST</text:p>
      <text:p text:style-name="P5"><text:s text:c="3"/>72.0588</text:p>
      <text:p text:style-name="P5"/>
      <text:p text:style-name="P5">49/68</text:p>
      <text:p text:style-name="P5"/>
      <text:p text:style-name="P5">Diff</text:p>
      <text:p text:style-name="P5"/>
      <text:p text:style-name="P5">count</text:p>
      <text:p text:style-name="P5"/>
      <text:p text:style-name="P5">count =</text:p>
      <text:p text:style-name="P5"/>
      <text:p text:style-name="P5"><text:s text:c="3"/>184</text:p>
      <text:p text:style-name="P5"/>
      <text:p text:style-name="P5">total Accuracy</text:p>
      <text:p text:style-name="P5"><text:s text:c="3"/>67.6471</text:p>
      <text:p text:style-name="P5"/>
      <text:p text:style-name="P5">184/272</text:p>
      <text:p text:style-name="P5">Eye TP Rate</text:p>
      <text:p text:style-name="P5"><text:s text:c="3"/>100</text:p>
      <text:p text:style-name="P5"/>
      <text:p text:style-name="P5">68/68</text:p>
      <text:p text:style-name="P5">HN Accuracy</text:p>
      <text:p text:style-name="P5"><text:s text:c="3"/>45.5882</text:p>
      <text:p text:style-name="P5"/>
      <text:p text:style-name="P5">31/68</text:p>
      <text:p text:style-name="P5">HT Accuracy</text:p>
      <text:p text:style-name="P5"><text:s text:c="3"/>55.8824</text:p>
      <text:p text:style-name="P5"/>
      <text:p text:style-name="P5">38/68</text:p>
      <text:p text:style-name="P5">MOST</text:p>
      <text:p text:style-name="P5"><text:s text:c="3"/>69.1176</text:p>
      <text:p text:style-name="P5"/>
      <text:p text:style-name="P5">47/68</text:p>
      <text:p text:style-name="P5"/>
      <text:p text:style-name="P5">Diff Mean</text:p>
      <text:p text:style-name="P5"/>
      <text:p text:style-name="P5">count</text:p>
      <text:p text:style-name="P5"/>
      <text:p text:style-name="P5">count =</text:p>
      <text:p text:style-name="P5"/>
      <text:p text:style-name="P5"><text:s text:c="3"/>189</text:p>
      <text:p text:style-name="P5"/>
      <text:p text:style-name="P5">total Accuracy</text:p>
      <text:p text:style-name="P5"><text:soft-page-break/><text:s text:c="3"/>69.4853</text:p>
      <text:p text:style-name="P5"/>
      <text:p text:style-name="P5">189/272</text:p>
      <text:p text:style-name="P5">Eye TP Rate</text:p>
      <text:p text:style-name="P5"><text:s text:c="3"/>100</text:p>
      <text:p text:style-name="P5"/>
      <text:p text:style-name="P5">68/68</text:p>
      <text:p text:style-name="P5">HN Accuracy</text:p>
      <text:p text:style-name="P5"><text:s text:c="3"/>47.0588</text:p>
      <text:p text:style-name="P5"/>
      <text:p text:style-name="P5">32/68</text:p>
      <text:p text:style-name="P5">HT Accuracy</text:p>
      <text:p text:style-name="P5"><text:s text:c="3"/>57.3529</text:p>
      <text:p text:style-name="P5"/>
      <text:p text:style-name="P5">39/68</text:p>
      <text:p text:style-name="P5">MOST</text:p>
      <text:p text:style-name="P5"><text:s text:c="3"/>73.5294</text:p>
      <text:p text:style-name="P5"/>
      <text:p text:style-name="P5">50/68</text:p>
      <text:p text:style-name="P5"/>
      <text:p text:style-name="P5">------------------------------------------------- <text:span text:style-name="T4">k = 6 ------------------------------------</text:span></text:p>
      <text:p text:style-name="P5"/>
      <text:p text:style-name="P6">Time</text:p>
      <text:p text:style-name="P6"/>
      <text:p text:style-name="P6">count</text:p>
      <text:p text:style-name="P6"/>
      <text:p text:style-name="P6">count =</text:p>
      <text:p text:style-name="P6"/>
      <text:p text:style-name="P6"><text:s text:c="3"/>168</text:p>
      <text:p text:style-name="P6"/>
      <text:p text:style-name="P6">total Accuracy</text:p>
      <text:p text:style-name="P6"><text:s text:c="3"/>61.7647</text:p>
      <text:p text:style-name="P6"/>
      <text:p text:style-name="P6">168/272</text:p>
      <text:p text:style-name="P6">Eye TP Rate</text:p>
      <text:p text:style-name="P6"><text:s text:c="3"/>98.5294</text:p>
      <text:p text:style-name="P6"/>
      <text:p text:style-name="P6">67/68</text:p>
      <text:p text:style-name="P6">HN Accuracy</text:p>
      <text:p text:style-name="P6"><text:s text:c="3"/>39.7059</text:p>
      <text:p text:style-name="P6"/>
      <text:p text:style-name="P6">27/68</text:p>
      <text:p text:style-name="P6">HT Accuracy</text:p>
      <text:p text:style-name="P6"><text:s text:c="3"/>42.6471</text:p>
      <text:p text:style-name="P6"/>
      <text:p text:style-name="P6">29/68</text:p>
      <text:p text:style-name="P6">MOST</text:p>
      <text:p text:style-name="P6"><text:s text:c="3"/>66.1765</text:p>
      <text:p text:style-name="P6"/>
      <text:p text:style-name="P6">45/68</text:p>
      <text:p text:style-name="P6"/>
      <text:p text:style-name="P6">Mean</text:p>
      <text:p text:style-name="P6"/>
      <text:p text:style-name="P6">count</text:p>
      <text:p text:style-name="P6"/>
      <text:p text:style-name="P6">count =</text:p>
      <text:p text:style-name="P6"/>
      <text:p text:style-name="P6"><text:soft-page-break/><text:s text:c="3"/>165</text:p>
      <text:p text:style-name="P6"/>
      <text:p text:style-name="P6">total Accuracy</text:p>
      <text:p text:style-name="P6"><text:s text:c="3"/>60.6618</text:p>
      <text:p text:style-name="P6"/>
      <text:p text:style-name="P6">165/272</text:p>
      <text:p text:style-name="P6">Eye TP Rate</text:p>
      <text:p text:style-name="P6"><text:s text:c="3"/>100</text:p>
      <text:p text:style-name="P6"/>
      <text:p text:style-name="P6">68/68</text:p>
      <text:p text:style-name="P6">HN Accuracy</text:p>
      <text:p text:style-name="P6"><text:s text:c="3"/>35.2941</text:p>
      <text:p text:style-name="P6"/>
      <text:p text:style-name="P6">24/68</text:p>
      <text:p text:style-name="P6">HT Accuracy</text:p>
      <text:p text:style-name="P6"><text:s text:c="3"/>41.1765</text:p>
      <text:p text:style-name="P6"/>
      <text:p text:style-name="P6">28/68</text:p>
      <text:p text:style-name="P6">MOST</text:p>
      <text:p text:style-name="P6"><text:s text:c="3"/>66.1765</text:p>
      <text:p text:style-name="P6"/>
      <text:p text:style-name="P6">45/68</text:p>
      <text:p text:style-name="P6"/>
      <text:p text:style-name="P6">Diff</text:p>
      <text:p text:style-name="P6"/>
      <text:p text:style-name="P6">count</text:p>
      <text:p text:style-name="P6"/>
      <text:p text:style-name="P6">count =</text:p>
      <text:p text:style-name="P6"/>
      <text:p text:style-name="P6"><text:s text:c="3"/>164</text:p>
      <text:p text:style-name="P6"/>
      <text:p text:style-name="P6">total Accuracy</text:p>
      <text:p text:style-name="P6"><text:s text:c="3"/>60.2941</text:p>
      <text:p text:style-name="P6"/>
      <text:p text:style-name="P6">164/272</text:p>
      <text:p text:style-name="P6">Eye TP Rate</text:p>
      <text:p text:style-name="P6"><text:s text:c="3"/>100</text:p>
      <text:p text:style-name="P6"/>
      <text:p text:style-name="P6">68/68</text:p>
      <text:p text:style-name="P6">HN Accuracy</text:p>
      <text:p text:style-name="P6"><text:s text:c="3"/>41.1765</text:p>
      <text:p text:style-name="P6"/>
      <text:p text:style-name="P6">28/68</text:p>
      <text:p text:style-name="P6">HT Accuracy</text:p>
      <text:p text:style-name="P6"><text:s text:c="3"/>41.1765</text:p>
      <text:p text:style-name="P6"/>
      <text:p text:style-name="P6">28/68</text:p>
      <text:p text:style-name="P6">MOST</text:p>
      <text:p text:style-name="P6"><text:s text:c="3"/>58.8235</text:p>
      <text:p text:style-name="P6"/>
      <text:p text:style-name="P6">40/68</text:p>
      <text:p text:style-name="P6"/>
      <text:p text:style-name="P6">Diff Mean</text:p>
      <text:p text:style-name="P6"/>
      <text:p text:style-name="P6">count</text:p>
      <text:p text:style-name="P6"/>
      <text:p text:style-name="P6">count =</text:p>
      <text:p text:style-name="P6"><text:soft-page-break/></text:p>
      <text:p text:style-name="P6"><text:s text:c="3"/>166</text:p>
      <text:p text:style-name="P6"/>
      <text:p text:style-name="P6">total Accuracy</text:p>
      <text:p text:style-name="P6"><text:s text:c="3"/>61.0294</text:p>
      <text:p text:style-name="P6"/>
      <text:p text:style-name="P6">166/272</text:p>
      <text:p text:style-name="P6">Eye TP Rate</text:p>
      <text:p text:style-name="P6"><text:s text:c="3"/>100</text:p>
      <text:p text:style-name="P6"/>
      <text:p text:style-name="P6">68/68</text:p>
      <text:p text:style-name="P6">HN Accuracy</text:p>
      <text:p text:style-name="P6"><text:s text:c="3"/>36.7647</text:p>
      <text:p text:style-name="P6"/>
      <text:p text:style-name="P6">25/68</text:p>
      <text:p text:style-name="P6">HT Accuracy</text:p>
      <text:p text:style-name="P6"><text:s text:c="3"/>41.1765</text:p>
      <text:p text:style-name="P6"/>
      <text:p text:style-name="P6">28/68</text:p>
      <text:p text:style-name="P6">MOST</text:p>
      <text:p text:style-name="P6"><text:s text:c="3"/>66.1765</text:p>
      <text:p text:style-name="P6"/>
      <text:p text:style-name="P6">45/68</text:p>
      <text:p text:style-name="P6"/>
      <text:p text:style-name="P6"/>
      <text:p text:style-name="P6">------------------------------------------------ <text:span text:style-name="T5">KNN --------------------------------</text:span></text:p>
      <text:p text:style-name="P6"/>
      <text:p text:style-name="P6">---------------------------------------------- <text:span text:style-name="T5">k = 1 -----------------------------</text:span></text:p>
      <text:p text:style-name="P6"/>
      <text:p text:style-name="P7">Time</text:p>
      <text:p text:style-name="P7"/>
      <text:p text:style-name="P7">count</text:p>
      <text:p text:style-name="P7"/>
      <text:p text:style-name="P7">count =</text:p>
      <text:p text:style-name="P7"/>
      <text:p text:style-name="P7"><text:s text:c="3"/>223</text:p>
      <text:p text:style-name="P7"/>
      <text:p text:style-name="P7">total Accuracy</text:p>
      <text:p text:style-name="P7"><text:s text:c="3"/>81.9853</text:p>
      <text:p text:style-name="P7"/>
      <text:p text:style-name="P7">223/272</text:p>
      <text:p text:style-name="P7">Eye TP Rate</text:p>
      <text:p text:style-name="P7"><text:s text:c="3"/>100</text:p>
      <text:p text:style-name="P7"/>
      <text:p text:style-name="P7">68/68</text:p>
      <text:p text:style-name="P7">HN Accuracy</text:p>
      <text:p text:style-name="P7"><text:s text:c="3"/>61.7647</text:p>
      <text:p text:style-name="P7"/>
      <text:p text:style-name="P7">42/68</text:p>
      <text:p text:style-name="P7">HT Accuracy</text:p>
      <text:p text:style-name="P7"><text:s text:c="3"/>76.4706</text:p>
      <text:p text:style-name="P7"/>
      <text:p text:style-name="P7">52/68</text:p>
      <text:p text:style-name="P7">MOST</text:p>
      <text:p text:style-name="P7"><text:s text:c="3"/>89.7059</text:p>
      <text:p text:style-name="P7"/>
      <text:p text:style-name="P7">61/68</text:p>
      <text:p text:style-name="P7"><text:soft-page-break/></text:p>
      <text:p text:style-name="P7">Mean</text:p>
      <text:p text:style-name="P7"/>
      <text:p text:style-name="P7">count</text:p>
      <text:p text:style-name="P7"/>
      <text:p text:style-name="P7">count =</text:p>
      <text:p text:style-name="P7"/>
      <text:p text:style-name="P7"><text:s text:c="3"/>219</text:p>
      <text:p text:style-name="P7"/>
      <text:p text:style-name="P7">total Accuracy</text:p>
      <text:p text:style-name="P7"><text:s text:c="3"/>80.5147</text:p>
      <text:p text:style-name="P7"/>
      <text:p text:style-name="P7">219/272</text:p>
      <text:p text:style-name="P7">Eye TP Rate</text:p>
      <text:p text:style-name="P7"><text:s text:c="3"/>100</text:p>
      <text:p text:style-name="P7"/>
      <text:p text:style-name="P7">68/68</text:p>
      <text:p text:style-name="P7">HN Accuracy</text:p>
      <text:p text:style-name="P7"><text:s text:c="3"/>57.3529</text:p>
      <text:p text:style-name="P7"/>
      <text:p text:style-name="P7">39/68</text:p>
      <text:p text:style-name="P7">HT Accuracy</text:p>
      <text:p text:style-name="P7"><text:s text:c="3"/>76.4706</text:p>
      <text:p text:style-name="P7"/>
      <text:p text:style-name="P7">52/68</text:p>
      <text:p text:style-name="P7">MOST</text:p>
      <text:p text:style-name="P7"><text:s text:c="3"/>88.2353</text:p>
      <text:p text:style-name="P7"/>
      <text:p text:style-name="P7">60/68</text:p>
      <text:p text:style-name="P7"/>
      <text:p text:style-name="P7">Diff</text:p>
      <text:p text:style-name="P7"/>
      <text:p text:style-name="P7">count</text:p>
      <text:p text:style-name="P7"/>
      <text:p text:style-name="P7">count =</text:p>
      <text:p text:style-name="P7"/>
      <text:p text:style-name="P7"><text:s text:c="3"/>219</text:p>
      <text:p text:style-name="P7"/>
      <text:p text:style-name="P7">total Accuracy</text:p>
      <text:p text:style-name="P7"><text:s text:c="3"/>80.5147</text:p>
      <text:p text:style-name="P7"/>
      <text:p text:style-name="P7">219/272</text:p>
      <text:p text:style-name="P7">Eye TP Rate</text:p>
      <text:p text:style-name="P7"><text:s text:c="3"/>100</text:p>
      <text:p text:style-name="P7"/>
      <text:p text:style-name="P7">68/68</text:p>
      <text:p text:style-name="P7">HN Accuracy</text:p>
      <text:p text:style-name="P7"><text:s text:c="3"/>57.3529</text:p>
      <text:p text:style-name="P7"/>
      <text:p text:style-name="P7">39/68</text:p>
      <text:p text:style-name="P7">HT Accuracy</text:p>
      <text:p text:style-name="P7"><text:s text:c="3"/>76.4706</text:p>
      <text:p text:style-name="P7"/>
      <text:p text:style-name="P7">52/68</text:p>
      <text:p text:style-name="P7">MOST</text:p>
      <text:p text:style-name="P7"><text:s text:c="3"/>88.2353</text:p>
      <text:p text:style-name="P7"/>
      <text:p text:style-name="P7"><text:soft-page-break/>60/68</text:p>
      <text:p text:style-name="P7"/>
      <text:p text:style-name="P7">Diff Mean</text:p>
      <text:p text:style-name="P7"/>
      <text:p text:style-name="P7">count</text:p>
      <text:p text:style-name="P7"/>
      <text:p text:style-name="P7">count =</text:p>
      <text:p text:style-name="P7"/>
      <text:p text:style-name="P7"><text:s text:c="3"/>218</text:p>
      <text:p text:style-name="P7"/>
      <text:p text:style-name="P7">total Accuracy</text:p>
      <text:p text:style-name="P7"><text:s text:c="3"/>80.1471</text:p>
      <text:p text:style-name="P7"/>
      <text:p text:style-name="P7">218/272</text:p>
      <text:p text:style-name="P7">Eye TP Rate</text:p>
      <text:p text:style-name="P7"><text:s text:c="3"/>100</text:p>
      <text:p text:style-name="P7"/>
      <text:p text:style-name="P7">68/68</text:p>
      <text:p text:style-name="P7">HN Accuracy</text:p>
      <text:p text:style-name="P7"><text:s text:c="3"/>55.8824</text:p>
      <text:p text:style-name="P7"/>
      <text:p text:style-name="P7">38/68</text:p>
      <text:p text:style-name="P7">HT Accuracy</text:p>
      <text:p text:style-name="P7"><text:s text:c="3"/>76.4706</text:p>
      <text:p text:style-name="P7"/>
      <text:p text:style-name="P7">52/68</text:p>
      <text:p text:style-name="P7">MOST</text:p>
      <text:p text:style-name="P7"><text:s text:c="3"/>88.2353</text:p>
      <text:p text:style-name="P7"/>
      <text:p text:style-name="P7">60/68</text:p>
      <text:p text:style-name="P7"/>
      <text:p text:style-name="P7"/>
      <text:p text:style-name="P7">-------------------------------------------------- <text:span text:style-name="T6">k = 2 -------------------------</text:span></text:p>
      <text:p text:style-name="P7"/>
      <text:p text:style-name="P8">Time</text:p>
      <text:p text:style-name="P8"/>
      <text:p text:style-name="P8">count</text:p>
      <text:p text:style-name="P8"/>
      <text:p text:style-name="P8">count =</text:p>
      <text:p text:style-name="P8"/>
      <text:p text:style-name="P8"><text:s text:c="3"/>189</text:p>
      <text:p text:style-name="P8"/>
      <text:p text:style-name="P8">total Accuracy</text:p>
      <text:p text:style-name="P8"><text:s text:c="3"/>69.4853</text:p>
      <text:p text:style-name="P8"/>
      <text:p text:style-name="P8">189/272</text:p>
      <text:p text:style-name="P8">Eye TP Rate</text:p>
      <text:p text:style-name="P8"><text:s text:c="3"/>100</text:p>
      <text:p text:style-name="P8"/>
      <text:p text:style-name="P8">68/68</text:p>
      <text:p text:style-name="P8">HN Accuracy</text:p>
      <text:p text:style-name="P8"><text:s text:c="3"/>39.7059</text:p>
      <text:p text:style-name="P8"/>
      <text:p text:style-name="P8">27/68</text:p>
      <text:p text:style-name="P8">HT Accuracy</text:p>
      <text:p text:style-name="P8"><text:s text:c="3"/>61.7647</text:p>
      <text:p text:style-name="P8"/>
      <text:p text:style-name="P8"><text:soft-page-break/>42/68</text:p>
      <text:p text:style-name="P8">MOST</text:p>
      <text:p text:style-name="P8"><text:s text:c="3"/>76.4706</text:p>
      <text:p text:style-name="P8"/>
      <text:p text:style-name="P8">52/68</text:p>
      <text:p text:style-name="P8"/>
      <text:p text:style-name="P8">Mean</text:p>
      <text:p text:style-name="P8"/>
      <text:p text:style-name="P8">count</text:p>
      <text:p text:style-name="P8"/>
      <text:p text:style-name="P8">count =</text:p>
      <text:p text:style-name="P8"/>
      <text:p text:style-name="P8"><text:s text:c="3"/>188</text:p>
      <text:p text:style-name="P8"/>
      <text:p text:style-name="P8">total Accuracy</text:p>
      <text:p text:style-name="P8"><text:s text:c="3"/>69.1176</text:p>
      <text:p text:style-name="P8"/>
      <text:p text:style-name="P8">188/272</text:p>
      <text:p text:style-name="P8">Eye TP Rate</text:p>
      <text:p text:style-name="P8"><text:s text:c="3"/>100</text:p>
      <text:p text:style-name="P8"/>
      <text:p text:style-name="P8">68/68</text:p>
      <text:p text:style-name="P8">HN Accuracy</text:p>
      <text:p text:style-name="P8"><text:s text:c="3"/>39.7059</text:p>
      <text:p text:style-name="P8"/>
      <text:p text:style-name="P8">27/68</text:p>
      <text:p text:style-name="P8">HT Accuracy</text:p>
      <text:p text:style-name="P8"><text:s text:c="3"/>61.7647</text:p>
      <text:p text:style-name="P8"/>
      <text:p text:style-name="P8">42/68</text:p>
      <text:p text:style-name="P8">MOST</text:p>
      <text:p text:style-name="P8"><text:s text:c="4"/>75</text:p>
      <text:p text:style-name="P8"/>
      <text:p text:style-name="P8">51/68</text:p>
      <text:p text:style-name="P8"/>
      <text:p text:style-name="P8">Diff</text:p>
      <text:p text:style-name="P8"/>
      <text:p text:style-name="P8">count</text:p>
      <text:p text:style-name="P8"/>
      <text:p text:style-name="P8">count =</text:p>
      <text:p text:style-name="P8"/>
      <text:p text:style-name="P8"><text:s text:c="3"/>190</text:p>
      <text:p text:style-name="P8"/>
      <text:p text:style-name="P8">total Accuracy</text:p>
      <text:p text:style-name="P8"><text:s text:c="3"/>69.8529</text:p>
      <text:p text:style-name="P8"/>
      <text:p text:style-name="P8">190/272</text:p>
      <text:p text:style-name="P8">Eye TP Rate</text:p>
      <text:p text:style-name="P8"><text:s text:c="3"/>100</text:p>
      <text:p text:style-name="P8"/>
      <text:p text:style-name="P8">68/68</text:p>
      <text:p text:style-name="P8">HN Accuracy</text:p>
      <text:p text:style-name="P8"><text:s text:c="3"/>42.6471</text:p>
      <text:p text:style-name="P8"/>
      <text:p text:style-name="P8">29/68</text:p>
      <text:p text:style-name="P8">HT Accuracy</text:p>
      <text:p text:style-name="P8"><text:s text:c="3"/>61.7647</text:p>
      <text:p text:style-name="P8"><text:soft-page-break/></text:p>
      <text:p text:style-name="P8">42/68</text:p>
      <text:p text:style-name="P8">MOST</text:p>
      <text:p text:style-name="P8"><text:s text:c="4"/>75</text:p>
      <text:p text:style-name="P8"/>
      <text:p text:style-name="P8">51/68</text:p>
      <text:p text:style-name="P8"/>
      <text:p text:style-name="P8">Diff Mean</text:p>
      <text:p text:style-name="P8"/>
      <text:p text:style-name="P8">count</text:p>
      <text:p text:style-name="P8"/>
      <text:p text:style-name="P8">count =</text:p>
      <text:p text:style-name="P8"/>
      <text:p text:style-name="P8"><text:s text:c="3"/>189</text:p>
      <text:p text:style-name="P8"/>
      <text:p text:style-name="P8">total Accuracy</text:p>
      <text:p text:style-name="P8"><text:s text:c="3"/>69.4853</text:p>
      <text:p text:style-name="P8"/>
      <text:p text:style-name="P8">189/272</text:p>
      <text:p text:style-name="P8">Eye TP Rate</text:p>
      <text:p text:style-name="P8"><text:s text:c="3"/>100</text:p>
      <text:p text:style-name="P8"/>
      <text:p text:style-name="P8">68/68</text:p>
      <text:p text:style-name="P8">HN Accuracy</text:p>
      <text:p text:style-name="P8"><text:s text:c="3"/>41.1765</text:p>
      <text:p text:style-name="P8"/>
      <text:p text:style-name="P8">28/68</text:p>
      <text:p text:style-name="P8">HT Accuracy</text:p>
      <text:p text:style-name="P8"><text:s text:c="3"/>61.7647</text:p>
      <text:p text:style-name="P8"/>
      <text:p text:style-name="P8">42/68</text:p>
      <text:p text:style-name="P8">MOST</text:p>
      <text:p text:style-name="P8"><text:s text:c="4"/>75</text:p>
      <text:p text:style-name="P8"/>
      <text:p text:style-name="P8">51/68</text:p>
      <text:p text:style-name="P8"/>
      <text:p text:style-name="P8"/>
      <text:p text:style-name="P8">----------------------------------- <text:span text:style-name="T7">k = 3 ---------------------------</text:span></text:p>
      <text:p text:style-name="P8"/>
      <text:p text:style-name="P12">Time</text:p>
      <text:p text:style-name="P12"/>
      <text:p text:style-name="P12">count</text:p>
      <text:p text:style-name="P12"/>
      <text:p text:style-name="P12">count =</text:p>
      <text:p text:style-name="P12"/>
      <text:p text:style-name="P12"><text:s text:c="3"/>167</text:p>
      <text:p text:style-name="P12"/>
      <text:p text:style-name="P12">total Accuracy</text:p>
      <text:p text:style-name="P12"><text:s text:c="3"/>61.3971</text:p>
      <text:p text:style-name="P12"/>
      <text:p text:style-name="P12">167/272</text:p>
      <text:p text:style-name="P12">Eye TP Rate</text:p>
      <text:p text:style-name="P12"><text:s text:c="3"/>100</text:p>
      <text:p text:style-name="P12"/>
      <text:p text:style-name="P12">68/68</text:p>
      <text:p text:style-name="P12">HN Accuracy</text:p>
      <text:p text:style-name="P12"><text:s text:c="3"/>30.8824</text:p>
      <text:p text:style-name="P12"><text:soft-page-break/></text:p>
      <text:p text:style-name="P12">21/68</text:p>
      <text:p text:style-name="P12">HT Accuracy</text:p>
      <text:p text:style-name="P12"><text:s text:c="3"/>41.1765</text:p>
      <text:p text:style-name="P12"/>
      <text:p text:style-name="P12">28/68</text:p>
      <text:p text:style-name="P12">MOST</text:p>
      <text:p text:style-name="P12"><text:s text:c="3"/>73.5294</text:p>
      <text:p text:style-name="P12"/>
      <text:p text:style-name="P12">50/68</text:p>
      <text:p text:style-name="P12"/>
      <text:p text:style-name="P12">Mean</text:p>
      <text:p text:style-name="P12"/>
      <text:p text:style-name="P12">count</text:p>
      <text:p text:style-name="P12"/>
      <text:p text:style-name="P12">count =</text:p>
      <text:p text:style-name="P12"/>
      <text:p text:style-name="P12"><text:s text:c="3"/>161</text:p>
      <text:p text:style-name="P12"/>
      <text:p text:style-name="P12">total Accuracy</text:p>
      <text:p text:style-name="P12"><text:s text:c="3"/>59.1912</text:p>
      <text:p text:style-name="P12"/>
      <text:p text:style-name="P12">161/272</text:p>
      <text:p text:style-name="P12">Eye TP Rate</text:p>
      <text:p text:style-name="P12"><text:s text:c="3"/>100</text:p>
      <text:p text:style-name="P12"/>
      <text:p text:style-name="P12">68/68</text:p>
      <text:p text:style-name="P12">HN Accuracy</text:p>
      <text:p text:style-name="P12"><text:s text:c="3"/>26.4706</text:p>
      <text:p text:style-name="P12"/>
      <text:p text:style-name="P12">18/68</text:p>
      <text:p text:style-name="P12">HT Accuracy</text:p>
      <text:p text:style-name="P12"><text:s text:c="3"/>42.6471</text:p>
      <text:p text:style-name="P12"/>
      <text:p text:style-name="P12">29/68</text:p>
      <text:p text:style-name="P12">MOST</text:p>
      <text:p text:style-name="P12"><text:s text:c="3"/>67.6471</text:p>
      <text:p text:style-name="P12"/>
      <text:p text:style-name="P12">46/68</text:p>
      <text:p text:style-name="P12"/>
      <text:p text:style-name="P12">Diff</text:p>
      <text:p text:style-name="P12"/>
      <text:p text:style-name="P12">count</text:p>
      <text:p text:style-name="P12"/>
      <text:p text:style-name="P12">count =</text:p>
      <text:p text:style-name="P12"/>
      <text:p text:style-name="P12"><text:s text:c="3"/>163</text:p>
      <text:p text:style-name="P12"/>
      <text:p text:style-name="P12">total Accuracy</text:p>
      <text:p text:style-name="P12"><text:s text:c="3"/>59.9265</text:p>
      <text:p text:style-name="P12"/>
      <text:p text:style-name="P12">163/272</text:p>
      <text:p text:style-name="P12">Eye TP Rate</text:p>
      <text:p text:style-name="P12"><text:s text:c="3"/>100</text:p>
      <text:p text:style-name="P12"/>
      <text:p text:style-name="P12">68/68</text:p>
      <text:p text:style-name="P12">HN Accuracy</text:p>
      <text:p text:style-name="P12"><text:soft-page-break/><text:s text:c="3"/>29.4118</text:p>
      <text:p text:style-name="P12"/>
      <text:p text:style-name="P12">20/68</text:p>
      <text:p text:style-name="P12">HT Accuracy</text:p>
      <text:p text:style-name="P12"><text:s text:c="3"/>42.6471</text:p>
      <text:p text:style-name="P12"/>
      <text:p text:style-name="P12">29/68</text:p>
      <text:p text:style-name="P12">MOST</text:p>
      <text:p text:style-name="P12"><text:s text:c="3"/>67.6471</text:p>
      <text:p text:style-name="P12"/>
      <text:p text:style-name="P12">46/68</text:p>
      <text:p text:style-name="P12"/>
      <text:p text:style-name="P12">Diff Mean</text:p>
      <text:p text:style-name="P12"/>
      <text:p text:style-name="P12">count</text:p>
      <text:p text:style-name="P12"/>
      <text:p text:style-name="P12">count =</text:p>
      <text:p text:style-name="P12"/>
      <text:p text:style-name="P12"><text:s text:c="3"/>162</text:p>
      <text:p text:style-name="P12"/>
      <text:p text:style-name="P12">total Accuracy</text:p>
      <text:p text:style-name="P12"><text:s text:c="3"/>59.5588</text:p>
      <text:p text:style-name="P12"/>
      <text:p text:style-name="P12">162/272</text:p>
      <text:p text:style-name="P12">Eye TP Rate</text:p>
      <text:p text:style-name="P12"><text:s text:c="3"/>100</text:p>
      <text:p text:style-name="P12"/>
      <text:p text:style-name="P12">68/68</text:p>
      <text:p text:style-name="P12">HN Accuracy</text:p>
      <text:p text:style-name="P12"><text:s text:c="3"/>27.9412</text:p>
      <text:p text:style-name="P12"/>
      <text:p text:style-name="P12">19/68</text:p>
      <text:p text:style-name="P12">HT Accuracy</text:p>
      <text:p text:style-name="P12"><text:s text:c="3"/>42.6471</text:p>
      <text:p text:style-name="P12"/>
      <text:p text:style-name="P12">29/68</text:p>
      <text:p text:style-name="P12">MOST</text:p>
      <text:p text:style-name="P12"><text:s text:c="3"/>67.6471</text:p>
      <text:p text:style-name="P12"/>
      <text:p text:style-name="P12">46/68</text:p>
      <text:p text:style-name="P12"/>
      <text:p text:style-name="P9"/>
      <text:p text:style-name="P9">----------------------------------- <text:span text:style-name="T7">k = 4 ---------------------------</text:span></text:p>
      <text:p text:style-name="P9"/>
      <text:p text:style-name="P13">Time</text:p>
      <text:p text:style-name="P13"/>
      <text:p text:style-name="P13">count</text:p>
      <text:p text:style-name="P13"/>
      <text:p text:style-name="P13">count =</text:p>
      <text:p text:style-name="P13"/>
      <text:p text:style-name="P13"><text:s text:c="3"/>149</text:p>
      <text:p text:style-name="P13"/>
      <text:p text:style-name="P13">total Accuracy</text:p>
      <text:p text:style-name="P13"><text:s text:c="3"/>54.7794</text:p>
      <text:p text:style-name="P13"/>
      <text:p text:style-name="P13">149/272</text:p>
      <text:p text:style-name="P13">Eye TP Rate</text:p>
      <text:p text:style-name="P13"><text:soft-page-break/><text:s text:c="3"/>100</text:p>
      <text:p text:style-name="P13"/>
      <text:p text:style-name="P13">68/68</text:p>
      <text:p text:style-name="P13">HN Accuracy</text:p>
      <text:p text:style-name="P13"><text:s text:c="3"/>27.9412</text:p>
      <text:p text:style-name="P13"/>
      <text:p text:style-name="P13">19/68</text:p>
      <text:p text:style-name="P13">HT Accuracy</text:p>
      <text:p text:style-name="P13"><text:s text:c="4"/>25</text:p>
      <text:p text:style-name="P13"/>
      <text:p text:style-name="P13">17/68</text:p>
      <text:p text:style-name="P13">MOST</text:p>
      <text:p text:style-name="P13"><text:s text:c="3"/>66.1765</text:p>
      <text:p text:style-name="P13"/>
      <text:p text:style-name="P13">45/68</text:p>
      <text:p text:style-name="P13"/>
      <text:p text:style-name="P13">Mean</text:p>
      <text:p text:style-name="P13"/>
      <text:p text:style-name="P13">count</text:p>
      <text:p text:style-name="P13"/>
      <text:p text:style-name="P13">count =</text:p>
      <text:p text:style-name="P13"/>
      <text:p text:style-name="P13"><text:s text:c="3"/>147</text:p>
      <text:p text:style-name="P13"/>
      <text:p text:style-name="P13">total Accuracy</text:p>
      <text:p text:style-name="P13"><text:s text:c="3"/>54.0441</text:p>
      <text:p text:style-name="P13"/>
      <text:p text:style-name="P13">147/272</text:p>
      <text:p text:style-name="P13">Eye TP Rate</text:p>
      <text:p text:style-name="P13"><text:s text:c="3"/>100</text:p>
      <text:p text:style-name="P13"/>
      <text:p text:style-name="P13">68/68</text:p>
      <text:p text:style-name="P13">HN Accuracy</text:p>
      <text:p text:style-name="P13"><text:s text:c="3"/>26.4706</text:p>
      <text:p text:style-name="P13"/>
      <text:p text:style-name="P13">18/68</text:p>
      <text:p text:style-name="P13">HT Accuracy</text:p>
      <text:p text:style-name="P13"><text:s text:c="3"/>26.4706</text:p>
      <text:p text:style-name="P13"/>
      <text:p text:style-name="P13">18/68</text:p>
      <text:p text:style-name="P13">MOST</text:p>
      <text:p text:style-name="P13"><text:s text:c="3"/>63.2353</text:p>
      <text:p text:style-name="P13"/>
      <text:p text:style-name="P13">43/68</text:p>
      <text:p text:style-name="P13"/>
      <text:p text:style-name="P13">Diff</text:p>
      <text:p text:style-name="P13"/>
      <text:p text:style-name="P13">count</text:p>
      <text:p text:style-name="P13"/>
      <text:p text:style-name="P13">count =</text:p>
      <text:p text:style-name="P13"/>
      <text:p text:style-name="P13"><text:s text:c="3"/>150</text:p>
      <text:p text:style-name="P13"/>
      <text:p text:style-name="P13">total Accuracy</text:p>
      <text:p text:style-name="P13"><text:s text:c="3"/>55.1471</text:p>
      <text:p text:style-name="P13"/>
      <text:p text:style-name="P13">150/272</text:p>
      <text:p text:style-name="P13"><text:soft-page-break/>Eye TP Rate</text:p>
      <text:p text:style-name="P13"><text:s text:c="3"/>100</text:p>
      <text:p text:style-name="P13"/>
      <text:p text:style-name="P13">68/68</text:p>
      <text:p text:style-name="P13">HN Accuracy</text:p>
      <text:p text:style-name="P13"><text:s text:c="3"/>27.9412</text:p>
      <text:p text:style-name="P13"/>
      <text:p text:style-name="P13">19/68</text:p>
      <text:p text:style-name="P13">HT Accuracy</text:p>
      <text:p text:style-name="P13"><text:s text:c="3"/>26.4706</text:p>
      <text:p text:style-name="P13"/>
      <text:p text:style-name="P13">18/68</text:p>
      <text:p text:style-name="P13">MOST</text:p>
      <text:p text:style-name="P13"><text:s text:c="3"/>66.1765</text:p>
      <text:p text:style-name="P13"/>
      <text:p text:style-name="P13">45/68</text:p>
      <text:p text:style-name="P13"/>
      <text:p text:style-name="P13">Diff Mean</text:p>
      <text:p text:style-name="P13"/>
      <text:p text:style-name="P13">count</text:p>
      <text:p text:style-name="P13"/>
      <text:p text:style-name="P13">count =</text:p>
      <text:p text:style-name="P13"/>
      <text:p text:style-name="P13"><text:s text:c="3"/>150</text:p>
      <text:p text:style-name="P13"/>
      <text:p text:style-name="P13">total Accuracy</text:p>
      <text:p text:style-name="P13"><text:s text:c="3"/>55.1471</text:p>
      <text:p text:style-name="P13"/>
      <text:p text:style-name="P13">150/272</text:p>
      <text:p text:style-name="P13">Eye TP Rate</text:p>
      <text:p text:style-name="P13"><text:s text:c="3"/>100</text:p>
      <text:p text:style-name="P13"/>
      <text:p text:style-name="P13">68/68</text:p>
      <text:p text:style-name="P13">HN Accuracy</text:p>
      <text:p text:style-name="P13"><text:s text:c="3"/>29.4118</text:p>
      <text:p text:style-name="P13"/>
      <text:p text:style-name="P13">20/68</text:p>
      <text:p text:style-name="P13">HT Accuracy</text:p>
      <text:p text:style-name="P13"><text:s text:c="3"/>26.4706</text:p>
      <text:p text:style-name="P13"/>
      <text:p text:style-name="P13">18/68</text:p>
      <text:p text:style-name="P13">MOST</text:p>
      <text:p text:style-name="P13"><text:s text:c="3"/>64.7059</text:p>
      <text:p text:style-name="P13"/>
      <text:p text:style-name="P13">44/68</text:p>
      <text:p text:style-name="P13"/>
      <text:p text:style-name="P10">----------------------------------- <text:span text:style-name="T7">k = 5 ---------------------------</text:span></text:p>
      <text:p text:style-name="P10"/>
      <text:p text:style-name="P14">Time</text:p>
      <text:p text:style-name="P14"/>
      <text:p text:style-name="P14">count</text:p>
      <text:p text:style-name="P14"/>
      <text:p text:style-name="P14">count =</text:p>
      <text:p text:style-name="P14"/>
      <text:p text:style-name="P14"><text:s text:c="3"/>151</text:p>
      <text:p text:style-name="P14"/>
      <text:p text:style-name="P14">total Accuracy</text:p>
      <text:p text:style-name="P14"><text:soft-page-break/><text:s text:c="3"/>55.5147</text:p>
      <text:p text:style-name="P14"/>
      <text:p text:style-name="P14">151/272</text:p>
      <text:p text:style-name="P14">Eye TP Rate</text:p>
      <text:p text:style-name="P14"><text:s text:c="3"/>100</text:p>
      <text:p text:style-name="P14"/>
      <text:p text:style-name="P14">68/68</text:p>
      <text:p text:style-name="P14">HN Accuracy</text:p>
      <text:p text:style-name="P14"><text:s text:c="3"/>20.5882</text:p>
      <text:p text:style-name="P14"/>
      <text:p text:style-name="P14">14/68</text:p>
      <text:p text:style-name="P14">HT Accuracy</text:p>
      <text:p text:style-name="P14"><text:s text:c="3"/>35.2941</text:p>
      <text:p text:style-name="P14"/>
      <text:p text:style-name="P14">24/68</text:p>
      <text:p text:style-name="P14">MOST</text:p>
      <text:p text:style-name="P14"><text:s text:c="3"/>66.1765</text:p>
      <text:p text:style-name="P14"/>
      <text:p text:style-name="P14">45/68</text:p>
      <text:p text:style-name="P14"/>
      <text:p text:style-name="P14">Mean</text:p>
      <text:p text:style-name="P14"/>
      <text:p text:style-name="P14">count</text:p>
      <text:p text:style-name="P14"/>
      <text:p text:style-name="P14">count =</text:p>
      <text:p text:style-name="P14"/>
      <text:p text:style-name="P14"><text:s text:c="3"/>140</text:p>
      <text:p text:style-name="P14"/>
      <text:p text:style-name="P14">total Accuracy</text:p>
      <text:p text:style-name="P14"><text:s text:c="3"/>51.4706</text:p>
      <text:p text:style-name="P14"/>
      <text:p text:style-name="P14">140/272</text:p>
      <text:p text:style-name="P14">Eye TP Rate</text:p>
      <text:p text:style-name="P14"><text:s text:c="3"/>100</text:p>
      <text:p text:style-name="P14"/>
      <text:p text:style-name="P14">68/68</text:p>
      <text:p text:style-name="P14">HN Accuracy</text:p>
      <text:p text:style-name="P14"><text:s text:c="3"/>13.2353</text:p>
      <text:p text:style-name="P14"/>
      <text:p text:style-name="P14">9/68</text:p>
      <text:p text:style-name="P14">HT Accuracy</text:p>
      <text:p text:style-name="P14"><text:s text:c="3"/>33.8235</text:p>
      <text:p text:style-name="P14"/>
      <text:p text:style-name="P14">23/68</text:p>
      <text:p text:style-name="P14">MOST</text:p>
      <text:p text:style-name="P14"><text:s text:c="3"/>58.8235</text:p>
      <text:p text:style-name="P14"/>
      <text:p text:style-name="P14">40/68</text:p>
      <text:p text:style-name="P14"/>
      <text:p text:style-name="P14">Diff</text:p>
      <text:p text:style-name="P14"/>
      <text:p text:style-name="P14">count</text:p>
      <text:p text:style-name="P14"/>
      <text:p text:style-name="P14">count =</text:p>
      <text:p text:style-name="P14"/>
      <text:p text:style-name="P14"><text:s text:c="3"/>147</text:p>
      <text:p text:style-name="P14"/>
      <text:p text:style-name="P14"><text:soft-page-break/>total Accuracy</text:p>
      <text:p text:style-name="P14"><text:s text:c="3"/>54.0441</text:p>
      <text:p text:style-name="P14"/>
      <text:p text:style-name="P14">147/272</text:p>
      <text:p text:style-name="P14">Eye TP Rate</text:p>
      <text:p text:style-name="P14"><text:s text:c="3"/>100</text:p>
      <text:p text:style-name="P14"/>
      <text:p text:style-name="P14">68/68</text:p>
      <text:p text:style-name="P14">HN Accuracy</text:p>
      <text:p text:style-name="P14"><text:s text:c="3"/>17.6471</text:p>
      <text:p text:style-name="P14"/>
      <text:p text:style-name="P14">12/68</text:p>
      <text:p text:style-name="P14">HT Accuracy</text:p>
      <text:p text:style-name="P14"><text:s text:c="3"/>36.7647</text:p>
      <text:p text:style-name="P14"/>
      <text:p text:style-name="P14">25/68</text:p>
      <text:p text:style-name="P14">MOST</text:p>
      <text:p text:style-name="P14"><text:s text:c="3"/>61.7647</text:p>
      <text:p text:style-name="P14"/>
      <text:p text:style-name="P14">42/68</text:p>
      <text:p text:style-name="P14"/>
      <text:p text:style-name="P14">Diff Mean</text:p>
      <text:p text:style-name="P14"/>
      <text:p text:style-name="P14">count</text:p>
      <text:p text:style-name="P14"/>
      <text:p text:style-name="P14">count =</text:p>
      <text:p text:style-name="P14"/>
      <text:p text:style-name="P14"><text:s text:c="3"/>146</text:p>
      <text:p text:style-name="P14"/>
      <text:p text:style-name="P14">total Accuracy</text:p>
      <text:p text:style-name="P14"><text:s text:c="3"/>53.6765</text:p>
      <text:p text:style-name="P14"/>
      <text:p text:style-name="P14">146/272</text:p>
      <text:p text:style-name="P14">Eye TP Rate</text:p>
      <text:p text:style-name="P14"><text:s text:c="3"/>100</text:p>
      <text:p text:style-name="P14"/>
      <text:p text:style-name="P14">68/68</text:p>
      <text:p text:style-name="P14">HN Accuracy</text:p>
      <text:p text:style-name="P14"><text:s text:c="3"/>17.6471</text:p>
      <text:p text:style-name="P14"/>
      <text:p text:style-name="P14">12/68</text:p>
      <text:p text:style-name="P14">HT Accuracy</text:p>
      <text:p text:style-name="P14"><text:s text:c="3"/>36.7647</text:p>
      <text:p text:style-name="P14"/>
      <text:p text:style-name="P14">25/68</text:p>
      <text:p text:style-name="P14">MOST</text:p>
      <text:p text:style-name="P14"><text:s text:c="3"/>60.2941</text:p>
      <text:p text:style-name="P14"/>
      <text:p text:style-name="P14">41/68</text:p>
      <text:p text:style-name="P14"/>
      <text:p text:style-name="P11">----------------------------------- <text:span text:style-name="T7">k = 6 ---------------------------</text:span></text:p>
      <text:p text:style-name="P11"/>
      <text:p text:style-name="P15">Time</text:p>
      <text:p text:style-name="P15"/>
      <text:p text:style-name="P15">count</text:p>
      <text:p text:style-name="P15"/>
      <text:p text:style-name="P15">count =</text:p>
      <text:p text:style-name="P15"><text:soft-page-break/></text:p>
      <text:p text:style-name="P15"><text:s text:c="3"/>139</text:p>
      <text:p text:style-name="P15"/>
      <text:p text:style-name="P15">total Accuracy</text:p>
      <text:p text:style-name="P15"><text:s text:c="3"/>51.1029</text:p>
      <text:p text:style-name="P15"/>
      <text:p text:style-name="P15">139/272</text:p>
      <text:p text:style-name="P15">Eye TP Rate</text:p>
      <text:p text:style-name="P15"><text:s text:c="3"/>100</text:p>
      <text:p text:style-name="P15"/>
      <text:p text:style-name="P15">68/68</text:p>
      <text:p text:style-name="P15">HN Accuracy</text:p>
      <text:p text:style-name="P15"><text:s text:c="3"/>19.1176</text:p>
      <text:p text:style-name="P15"/>
      <text:p text:style-name="P15">13/68</text:p>
      <text:p text:style-name="P15">HT Accuracy</text:p>
      <text:p text:style-name="P15"><text:s text:c="3"/>22.0588</text:p>
      <text:p text:style-name="P15"/>
      <text:p text:style-name="P15">15/68</text:p>
      <text:p text:style-name="P15">MOST</text:p>
      <text:p text:style-name="P15"><text:s text:c="3"/>63.2353</text:p>
      <text:p text:style-name="P15"/>
      <text:p text:style-name="P15">43/68</text:p>
      <text:p text:style-name="P15"/>
      <text:p text:style-name="P15">Mean</text:p>
      <text:p text:style-name="P15"/>
      <text:p text:style-name="P15">count</text:p>
      <text:p text:style-name="P15"/>
      <text:p text:style-name="P15">count =</text:p>
      <text:p text:style-name="P15"/>
      <text:p text:style-name="P15"><text:s text:c="3"/>136</text:p>
      <text:p text:style-name="P15"/>
      <text:p text:style-name="P15">total Accuracy</text:p>
      <text:p text:style-name="P15"><text:s text:c="4"/>50</text:p>
      <text:p text:style-name="P15"/>
      <text:p text:style-name="P15">136/272</text:p>
      <text:p text:style-name="P15">Eye TP Rate</text:p>
      <text:p text:style-name="P15"><text:s text:c="3"/>100</text:p>
      <text:p text:style-name="P15"/>
      <text:p text:style-name="P15">68/68</text:p>
      <text:p text:style-name="P15">HN Accuracy</text:p>
      <text:p text:style-name="P15"><text:s text:c="3"/>14.7059</text:p>
      <text:p text:style-name="P15"/>
      <text:p text:style-name="P15">10/68</text:p>
      <text:p text:style-name="P15">HT Accuracy</text:p>
      <text:p text:style-name="P15"><text:s text:c="3"/>20.5882</text:p>
      <text:p text:style-name="P15"/>
      <text:p text:style-name="P15">14/68</text:p>
      <text:p text:style-name="P15">MOST</text:p>
      <text:p text:style-name="P15"><text:s text:c="3"/>64.7059</text:p>
      <text:p text:style-name="P15"/>
      <text:p text:style-name="P15">44/68</text:p>
      <text:p text:style-name="P15"/>
      <text:p text:style-name="P15">Diff</text:p>
      <text:p text:style-name="P15"/>
      <text:p text:style-name="P15">count</text:p>
      <text:p text:style-name="P15"/>
      <text:p text:style-name="P15"><text:soft-page-break/>count =</text:p>
      <text:p text:style-name="P15"/>
      <text:p text:style-name="P15"><text:s text:c="3"/>135</text:p>
      <text:p text:style-name="P15"/>
      <text:p text:style-name="P15">total Accuracy</text:p>
      <text:p text:style-name="P15"><text:s text:c="3"/>49.6324</text:p>
      <text:p text:style-name="P15"/>
      <text:p text:style-name="P15">135/272</text:p>
      <text:p text:style-name="P15">Eye TP Rate</text:p>
      <text:p text:style-name="P15"><text:s text:c="3"/>100</text:p>
      <text:p text:style-name="P15"/>
      <text:p text:style-name="P15">68/68</text:p>
      <text:p text:style-name="P15">HN Accuracy</text:p>
      <text:p text:style-name="P15"><text:s text:c="3"/>14.7059</text:p>
      <text:p text:style-name="P15"/>
      <text:p text:style-name="P15">10/68</text:p>
      <text:p text:style-name="P15">HT Accuracy</text:p>
      <text:p text:style-name="P15"><text:s text:c="3"/>23.5294</text:p>
      <text:p text:style-name="P15"/>
      <text:p text:style-name="P15">16/68</text:p>
      <text:p text:style-name="P15">MOST</text:p>
      <text:p text:style-name="P15"><text:s text:c="3"/>60.2941</text:p>
      <text:p text:style-name="P15"/>
      <text:p text:style-name="P15">41/68</text:p>
      <text:p text:style-name="P15"/>
      <text:p text:style-name="P15">Diff Mean</text:p>
      <text:p text:style-name="P15"/>
      <text:p text:style-name="P15">count</text:p>
      <text:p text:style-name="P15"/>
      <text:p text:style-name="P15">count =</text:p>
      <text:p text:style-name="P15"/>
      <text:p text:style-name="P15"><text:s text:c="3"/>134</text:p>
      <text:p text:style-name="P15"/>
      <text:p text:style-name="P15">total Accuracy</text:p>
      <text:p text:style-name="P15"><text:s text:c="3"/>49.2647</text:p>
      <text:p text:style-name="P15"/>
      <text:p text:style-name="P15">134/272</text:p>
      <text:p text:style-name="P15">Eye TP Rate</text:p>
      <text:p text:style-name="P15"><text:s text:c="3"/>100</text:p>
      <text:p text:style-name="P15"/>
      <text:p text:style-name="P15">68/68</text:p>
      <text:p text:style-name="P15">HN Accuracy</text:p>
      <text:p text:style-name="P15"><text:s text:c="3"/>13.2353</text:p>
      <text:p text:style-name="P15"/>
      <text:p text:style-name="P15">9/68</text:p>
      <text:p text:style-name="P15">HT Accuracy</text:p>
      <text:p text:style-name="P15"><text:s text:c="3"/>23.5294</text:p>
      <text:p text:style-name="P15"/>
      <text:p text:style-name="P15">16/68</text:p>
      <text:p text:style-name="P15">MOST</text:p>
      <text:p text:style-name="P15"><text:s text:c="3"/>60.2941</text:p>
      <text:p text:style-name="P15"/>
      <text:p text:style-name="P15">41/68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2:22:47.174571595</meta:creation-date>
    <dc:date>2018-12-28T14:56:59.144790561</dc:date>
    <meta:editing-duration>PT14H16M10S</meta:editing-duration>
    <meta:editing-cycles>24</meta:editing-cycles>
    <meta:generator>LibreOffice/6.0.3.2$Linux_X86_64 LibreOffice_project/00m0$Build-2</meta:generator>
    <meta:document-statistic meta:table-count="0" meta:image-count="0" meta:object-count="0" meta:page-count="25" meta:paragraph-count="924" meta:word-count="1278" meta:character-count="7974" meta:non-whitespace-character-count="6746"/>
  </office:meta>
</office:document-meta>
</file>